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El Chevrolet Corvette es un automóvil deportivo fabricado por la marca estadounidense Chevrolet desde el año 1953. Es fabricado en Bowling Green, Kentucky, donde también se encuentra el Museo Nacional de Corvette. Anteriormente era fabricado en Flint, Míchigan y San Luis, Misuri. Fue el primer deportivo construido por Chevrolet.</text:p>
      <text:p text:style-name="Standard"/>
      <text:p text:style-name="Standard">Existen siete generaciones de este deportivo estadounidense: C1 (1953-1962), C2 (1963-1967), C3 (1968-1982), C4 (1983-1996), C5 (1996-2004), C6 (2003-2013) y C7 (2013-presente). Se fabrican diversas versiones con diferentes funciones dentro de cada generación. A lo largo de los años, las versiones del coche han ganado premios de revistas como Motor Trend y Car and Driver, y de organizaciones como la Sociedad de Ingenieros Automotrices, y se ha utilizado a lo largo de los años como coche de seguridad en las 500 millas de Indianápolis desde 1978.</text:p>
      <text:p text:style-name="Standard"/>
      <text:p text:style-name="Standard">El Corvette de primera generación fue diseñado por Harley Earl y presentado sin mucha acogida el 17 de enero de 1953, motivo por el cual casi no salió a producción.</text:p>
      <text:p text:style-name="Standard"/>
      <text:p text:style-name="Standard">Si bien se vende bajo la marca Chevrolet en los Estados Unidos y otros lugares en el mundo, también se vende bajo su propia marca Corvette en Europa y Japón, donde es bastante raro este modelo. El automóvil se construye en versiones coupé y descapotable; la posibilidad de una versión sedán también ha sido considerada por los ejecutivos de GM.</text:p>
      <text:p text:style-name="Standard">Índice</text:p>
      <text:p text:style-name="Standard"/>
      <text:p text:style-name="Standard"><text:s text:c="4"/>1 Comienzos</text:p>
      <text:p text:style-name="Standard"><text:s text:c="4"/>2 C1 (1953-1962)</text:p>
      <text:p text:style-name="Standard"><text:s text:c="8"/>2.1 Ficha técnica</text:p>
      <text:p text:style-name="Standard"><text:s text:c="8"/>2.2 Motores</text:p>
      <text:p text:style-name="Standard"><text:s text:c="4"/>3 C2 Sting Ray (1963-1967)</text:p>
      <text:p text:style-name="Standard"><text:s text:c="4"/>4 C3 Stingray (1968-1982)</text:p>
      <text:p text:style-name="Standard"><text:s text:c="4"/>5 C4 (1983-1996)</text:p>
      <text:p text:style-name="Standard"><text:s text:c="8"/>5.1 Ficha técnica</text:p>
      <text:p text:style-name="Standard"><text:s text:c="4"/>6 C5 (1997-2004)</text:p>
      <text:p text:style-name="Standard"><text:s text:c="8"/>6.1 Ficha técnica</text:p>
      <text:p text:style-name="Standard"><text:s text:c="4"/>7 C6 (2005-2013)</text:p>
      <text:p text:style-name="Standard"><text:s text:c="8"/>7.1 ZR1 (2007-2013)</text:p>
      <text:p text:style-name="Standard"><text:s text:c="4"/>8 C7 (2013-presente)</text:p>
      <text:p text:style-name="Standard"><text:s text:c="4"/>9 Automovilismo</text:p>
      <text:p text:style-name="Standard"><text:s text:c="4"/>10 En la cultura popular</text:p>
      <text:p text:style-name="Standard"><text:s text:c="4"/>11 Referencias</text:p>
      <text:p text:style-name="Standard"><text:s text:c="4"/>12 Enlaces externos</text:p>
      <text:p text:style-name="Standard"/>
      <text:p text:style-name="Standard">Comienzos</text:p>
      <text:p text:style-name="Standard"/>
      <text:p text:style-name="Standard">La Segunda Guerra Mundial, sin dudas, impulsó la decaída industria automotriz americana, logrando que los estadounidenses desarrollaran nuevos autos deportivos. El Corvette es fruto de una pasión por los autos, de una coyuntura comercial y de un deseo latente de demostrar que son capaces de construir un auto deportivo norteamericano con las mismas o mejores prestaciones que muchos otros autos deportivos europeos. La historia del Chevrolet Corvette se remonta al año de 1951, cuando empezaba a surgir la exigencia de una clientela cada vez más sofisticada y susceptible a los autos deportivos europeos como el Jaguar XK120 y otros. Es por esto que le corresponde a Europa, parte del mérito de su existencia hoy día. En 1951, Nash Motors comenzó a vender un automóvil deportivo de dos plazas, el Nash-Healey, que se realizó en colaboración con el diseñador italiano Pinin Farina y el ingeniero británico Donald Healey, pero hay pocos modelos de precio moderado. Earl convenció a General Motors de que también necesitarían construir un deportivo de <text:soft-page-break/>dos plazas y, con su equipo de proyectos especiales, comenzó a trabajar en el nuevo coche ese año, que fue el llamado en código "Proyecto Opel". El resultado fue el Corvette 1953, dado a conocer al público en ese año por Motorama Car Show. El concepto original para el emblema de Corvette incorporaba una bandera americana en el diseño, pero se cambió mucho antes de la producción desde la asociación de la marca con un producto que fue mal visto.</text:p>
      <text:p text:style-name="Standard">C1 (1953-1962)</text:p>
      <text:p text:style-name="Standard">Chevrolet Corvette C1 del año 1954.</text:p>
      <text:p text:style-name="Standard">Corvette roadster de 1958.</text:p>
      <text:p text:style-name="Standard"/>
      <text:p text:style-name="Standard">La fabricación de la primera generación comenzó en 1953 y terminó en 1962. El Corvette C1 es comúnmente conocido como «eje sólido», debido al hecho de que la suspensión trasera independiente no estuvo disponible hasta la aparición del modelo Sting Ray en 1963.1​</text:p>
      <text:p text:style-name="Standard"/>
      <text:p text:style-name="Standard">Con producción limitada por el hecho de que todas las unidades fueron construidas y montadas a mano, el Corvette de 1953, con un total de sólo 300 unidades producidas, es el modelo más raro y solicitado del Corvette. Con pocos cambios, excepto por opciones de color y los números de producción, el modelo de 1954 es el último Corvette en tener un motor de seis cilindros. El año 1955 vio la introducción del motor V8, reemplazando al motor de seis cilindros en línea "Blue Flame". Dejando a un lado los motores, el modelo de 1955 puede ser diferenciado por su logo, la "V" en el Corvette es ampliada y de color dorado, significando el motor V8 bajo el capó.</text:p>
      <text:p text:style-name="Standard">Ficha técnica</text:p>
      <text:p text:style-name="Standard"/>
      <text:p text:style-name="Standard"><text:s text:c="4"/>Ubicación del motor: Delantera</text:p>
      <text:p text:style-name="Standard"><text:s text:c="4"/>Combustible: Gasolina</text:p>
      <text:p text:style-name="Standard"><text:s text:c="4"/>Número de asientos: 2</text:p>
      <text:p text:style-name="Standard"><text:s text:c="4"/>Número de puertas: 2</text:p>
      <text:p text:style-name="Standard"><text:s text:c="4"/>País de origen: USA</text:p>
      <text:p text:style-name="Standard"><text:s text:c="4"/>Longitud del vehículo: 4280 mm</text:p>
      <text:p text:style-name="Standard"><text:s text:c="4"/>Ancho del vehículo: 1780 mm</text:p>
      <text:p text:style-name="Standard"><text:s text:c="4"/>Altura del vehículo: 1250 mm</text:p>
      <text:p text:style-name="Standard"><text:s text:c="4"/>Distancia entre ejes: 2470 mm</text:p>
      <text:p text:style-name="Standard"><text:s text:c="4"/>Sistema de refrigeración: Líquida</text:p>
      <text:p text:style-name="Standard"><text:s text:c="4"/>Tipo de frenos delanteros: Discos</text:p>
      <text:p text:style-name="Standard"><text:s text:c="4"/>Tipo de frenos traseros: Discos</text:p>
      <text:p text:style-name="Standard"><text:s text:c="4"/>Capacidad máxima del tanque de combustible: 61.0 litros</text:p>
      <text:p text:style-name="Standard"><text:s text:c="4"/>Velocidad máxima: 170 km/h</text:p>
      <text:p text:style-name="Standard"><text:s text:c="4"/>Aceleración: 0-100 km/h en 11 segundos</text:p>
      <text:p text:style-name="Standard"/>
      <text:p text:style-name="Standard">Moto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8T16:55:41.465000000</meta:creation-date>
    <dc:date>2018-11-28T16:55:54.943000000</dc:date>
    <meta:editing-duration>PT14S</meta:editing-duration>
    <meta:editing-cycles>1</meta:editing-cycles>
    <meta:document-statistic meta:table-count="0" meta:image-count="0" meta:object-count="0" meta:page-count="2" meta:paragraph-count="46" meta:word-count="773" meta:character-count="4802" meta:non-whitespace-character-count="3926"/>
    <meta:generator>LibreOffice/6.1.2.1$Windows_X86_64 LibreOffice_project/65905a128db06ba48db947242809d14d3f9a93fe</meta:generator>
  </office:meta>
</office:document-meta>
</file>